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97pt" svg:height="255.23pt" svg:x="18.71pt" svg:y="172.43pt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573.31pt" svg:y="168.66pt">
            <draw:object draw:notify-on-update-of-ranges="Sheet1.I1:Sheet1.I10 Sheet1.J1:Sheet1.J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ndling Goods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Handling Good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Machinery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Machinery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alls from heights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Falls from heigh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riking against objects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Hand tool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Transpor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lling objects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Falling objec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and tools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Burn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urns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Tripp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ipping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Striking against objec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specifie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Unspecified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I1:Sheet1.J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8:48:07.795697909</meta:creation-date>
    <dc:date>2019-11-19T08:55:49.278509832</dc:date>
    <meta:editing-duration>PT7M42S</meta:editing-duration>
    <meta:editing-cycles>1</meta:editing-cycles>
    <meta:generator>LibreOffice/6.0.7.3$Linux_X86_64 LibreOffice_project/00m0$Build-3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bar" chart:style-name="ch1">
        <chart:plot-area chart:style-name="ch2" table:cell-range-address="Sheet1.A1:Sheet1.B10" chart:data-source-has-labels="column" svg:x="1.331cm" svg:y="0.18cm" svg:width="14.365cm" svg:height="8.645cm">
          <chartooo:coordinate-region svg:x="2.507cm" svg:y="0.18cm" svg:width="13.189cm" svg:height="5.372cm"/>
          <chart:axis chart:dimension="x" chart:name="primary-x" chart:style-name="ch3" chartooo:axis-type="auto">
            <chartooo:date-scale/>
            <chart:categories table:cell-range-address="Sheet1.A1:Sheet1.A10"/>
          </chart:axis>
          <chart:axis chart:dimension="y" chart:name="primary-y" chart:style-name="ch4">
            <chart:title svg:x="0.451cm" svg:y="5.816cm" chart:style-name="ch5">
              <text:p>% of all accidents</text:p>
            </chart:title>
            <chart:grid chart:style-name="ch6" chart:class="major"/>
          </chart:axis>
          <chart:series chart:style-name="ch7" chart:values-cell-range-address="Sheet1.B1:Sheet1.B1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andling Goods</text:p>
                <draw:g>
                  <svg:desc>Sheet1.A1:Sheet1.A10</svg:desc>
                </draw:g>
              </table:table-cell>
              <table:table-cell office:value-type="float" office:value="27">
                <text:p>27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Machiner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alls from height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triking against object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ranspor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alling object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and tool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ur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ripp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nspecifie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bar" chart:style-name="ch1">
        <chart:plot-area chart:style-name="ch2" table:cell-range-address="Sheet1.I1:Sheet1.J10" chart:data-source-has-labels="column" svg:x="1.331cm" svg:y="0.18cm" svg:width="14.365cm" svg:height="8.645cm">
          <chartooo:coordinate-region svg:x="2.525cm" svg:y="0.18cm" svg:width="13.171cm" svg:height="5.372cm"/>
          <chart:axis chart:dimension="x" chart:name="primary-x" chart:style-name="ch3" chartooo:axis-type="auto">
            <chartooo:date-scale/>
            <chart:categories table:cell-range-address="Sheet1.I1:Sheet1.I10"/>
          </chart:axis>
          <chart:axis chart:dimension="y" chart:name="primary-y" chart:style-name="ch4">
            <chart:title svg:x="0.451cm" svg:y="7.84cm" chart:style-name="ch5">
              <text:p>Estimated Loss of Production (Millions $/year)</text:p>
            </chart:title>
            <chart:grid chart:style-name="ch6" chart:class="major"/>
          </chart:axis>
          <chart:series chart:style-name="ch7" chart:values-cell-range-address="Sheet1.J1:Sheet1.J1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Handling Goods</text:p>
                <draw:g>
                  <svg:desc>Sheet1.I1:Sheet1.I10</svg:desc>
                </draw:g>
              </table:table-cell>
              <table:table-cell office:value-type="float" office:value="310">
                <text:p>310</text:p>
                <draw:g>
                  <svg:desc>Sheet1.J1:Sheet1.J10</svg:desc>
                </draw:g>
              </table:table-cell>
            </table:table-row>
            <table:table-row>
              <table:table-cell office:value-type="string">
                <text:p>Machinery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Falls from height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Hand tools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Transport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alling object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urn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rippin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triking against object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nspecified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